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eneratedMethod.getMethodSpe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atedMethod.toMethodRefere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atedMethod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atedMethod.GeneratedMethod( ClassName className , String name , Consumer &lt; MethodSpec . Builder &gt; meth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GeneratedMethod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